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Lohit Devanagari1" svg:font-family="'Lohit Devanagari'"/>
    <style:font-face style:name="Menlo" svg:font-family="Menlo, Monaco, Consolas, 'Courier New', monospace"/>
    <style:font-face style:name="courier" svg:font-family="courier"/>
    <style:font-face style:name="sans-serif" svg:font-family="sans-serif, ari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09c1" officeooo:paragraph-rsid="001809c1"/>
    </style:style>
    <style:style style:name="P2" style:family="paragraph" style:parent-style-name="Standard">
      <style:text-properties officeooo:rsid="001809c1" officeooo:paragraph-rsid="00189add"/>
    </style:style>
    <style:style style:name="P3" style:family="paragraph" style:parent-style-name="Standard">
      <style:text-properties officeooo:rsid="001809c1" officeooo:paragraph-rsid="001ee16b"/>
    </style:style>
    <style:style style:name="P4" style:family="paragraph" style:parent-style-name="Standard">
      <style:text-properties officeooo:rsid="00189add" officeooo:paragraph-rsid="00189add"/>
    </style:style>
    <style:style style:name="P5" style:family="paragraph" style:parent-style-name="Standard">
      <style:text-properties fo:font-style="normal" style:text-underline-style="none" officeooo:rsid="001809c1" officeooo:paragraph-rsid="00189add" style:font-style-asian="normal" style:font-style-complex="normal"/>
    </style:style>
    <style:style style:name="P6" style:family="paragraph" style:parent-style-name="Standard">
      <style:paragraph-properties fo:text-align="justify" style:justify-single-word="false"/>
      <style:text-properties fo:font-style="normal" style:text-underline-style="none" officeooo:rsid="001809c1" officeooo:paragraph-rsid="00189add" style:font-style-asian="normal" style:font-style-complex="normal"/>
    </style:style>
    <style:style style:name="P7" style:family="paragraph" style:parent-style-name="Standard">
      <style:text-properties fo:font-style="normal" style:text-underline-style="none" officeooo:rsid="00189add" officeooo:paragraph-rsid="00189add" style:font-style-asian="normal" style:font-style-complex="normal"/>
    </style:style>
    <style:style style:name="P8" style:family="paragraph" style:parent-style-name="Standard">
      <style:text-properties fo:font-style="normal" style:text-underline-style="none" officeooo:rsid="0019d8b2" officeooo:paragraph-rsid="0019d8b2" style:font-style-asian="normal" style:font-style-complex="normal"/>
    </style:style>
    <style:style style:name="P9" style:family="paragraph" style:parent-style-name="Standard">
      <style:text-properties fo:font-style="normal" style:text-underline-style="none" officeooo:rsid="001bb348" officeooo:paragraph-rsid="001bb348" style:font-style-asian="normal" style:font-style-complex="normal"/>
    </style:style>
    <style:style style:name="P10" style:family="paragraph" style:parent-style-name="Standard">
      <style:text-properties fo:font-style="normal" style:text-underline-style="none" officeooo:rsid="001c4ae2" officeooo:paragraph-rsid="001c4ae2" style:font-style-asian="normal" style:font-style-complex="normal"/>
    </style:style>
    <style:style style:name="P11" style:family="paragraph" style:parent-style-name="Standard">
      <style:text-properties fo:font-style="normal" style:text-underline-style="none" fo:font-weight="bold" officeooo:rsid="00189add" officeooo:paragraph-rsid="00189add" style:font-style-asian="normal" style:font-weight-asian="bold" style:font-style-complex="normal" style:font-weight-complex="bold"/>
    </style:style>
    <style:style style:name="P12" style:family="paragraph" style:parent-style-name="Standard">
      <style:text-properties fo:font-style="normal" style:text-underline-style="none" fo:font-weight="bold" officeooo:rsid="00241002" officeooo:paragraph-rsid="00241002" style:font-style-asian="normal" style:font-weight-asian="bold" style:font-style-complex="normal" style:font-weight-complex="bold"/>
    </style:style>
    <style:style style:name="P13" style:family="paragraph" style:parent-style-name="Standard">
      <style:text-properties fo:font-style="normal" style:text-underline-style="none" fo:font-weight="bold" officeooo:rsid="002378aa" officeooo:paragraph-rsid="002378aa" style:font-style-asian="normal" style:font-weight-asian="bold" style:font-style-complex="normal" style:font-weight-complex="bold"/>
    </style:style>
    <style:style style:name="P14" style:family="paragraph" style:parent-style-name="Standard">
      <style:text-properties fo:font-style="normal" style:text-underline-style="none" fo:font-weight="bold" officeooo:rsid="002378aa" officeooo:paragraph-rsid="00258a09" style:font-style-asian="normal" style:font-weight-asian="bold" style:font-style-complex="normal" style:font-weight-complex="bold"/>
    </style:style>
    <style:style style:name="P15" style:family="paragraph" style:parent-style-name="Standard">
      <style:text-properties fo:font-style="normal" style:text-underline-style="none" fo:font-weight="bold" officeooo:rsid="00286a54" officeooo:paragraph-rsid="00286a54" style:font-style-asian="normal" style:font-weight-asian="bold" style:font-style-complex="normal" style:font-weight-complex="bold"/>
    </style:style>
    <style:style style:name="P16" style:family="paragraph" style:parent-style-name="Standard">
      <style:text-properties fo:font-style="normal" style:text-underline-style="none" fo:font-weight="bold" officeooo:rsid="00286a54" officeooo:paragraph-rsid="0029c4df" style:font-style-asian="normal" style:font-weight-asian="bold" style:font-style-complex="normal" style:font-weight-complex="bold"/>
    </style:style>
    <style:style style:name="P17" style:family="paragraph" style:parent-style-name="Standard">
      <style:text-properties fo:font-style="normal" style:text-underline-style="none" fo:font-weight="bold" officeooo:rsid="00286a54" officeooo:paragraph-rsid="002c543d" style:font-style-asian="normal" style:font-weight-asian="bold" style:font-style-complex="normal" style:font-weight-complex="bold"/>
    </style:style>
    <style:style style:name="P18" style:family="paragraph" style:parent-style-name="Standard">
      <style:text-properties fo:font-style="normal" style:text-underline-style="none" fo:font-weight="bold" officeooo:rsid="001bb348" officeooo:paragraph-rsid="001bb348" style:font-style-asian="normal" style:font-weight-asian="bold" style:font-style-complex="normal" style:font-weight-complex="bold"/>
    </style:style>
    <style:style style:name="P19" style:family="paragraph" style:parent-style-name="Standard">
      <style:text-properties fo:font-style="normal" style:text-underline-style="none" fo:font-weight="bold" officeooo:rsid="001ee16b" officeooo:paragraph-rsid="001ee16b" style:font-style-asian="normal" style:font-weight-asian="bold" style:font-style-complex="normal" style:font-weight-complex="bold"/>
    </style:style>
    <style:style style:name="P20" style:family="paragraph" style:parent-style-name="Standard">
      <style:text-properties fo:font-style="normal" style:text-underline-style="none" fo:font-weight="bold" officeooo:rsid="0021d529" officeooo:paragraph-rsid="001ee16b" style:font-style-asian="normal" style:font-weight-asian="bold" style:font-style-complex="normal" style:font-weight-complex="bold"/>
    </style:style>
    <style:style style:name="P21" style:family="paragraph" style:parent-style-name="Standard">
      <style:text-properties fo:font-style="normal" style:text-underline-style="none" fo:font-weight="bold" officeooo:rsid="0021d529" officeooo:paragraph-rsid="0021d529" style:font-style-asian="normal" style:font-weight-asian="bold" style:font-style-complex="normal" style:font-weight-complex="bold"/>
    </style:style>
    <style:style style:name="P22" style:family="paragraph" style:parent-style-name="Standard">
      <style:text-properties fo:font-style="normal" style:text-underline-style="none" fo:font-weight="bold" officeooo:rsid="002d1cdf" officeooo:paragraph-rsid="002c543d" style:font-style-asian="normal" style:font-weight-asian="bold" style:font-style-complex="normal" style:font-weight-complex="bold"/>
    </style:style>
    <style:style style:name="P23" style:family="paragraph" style:parent-style-name="Standard">
      <style:text-properties fo:font-style="normal" style:text-underline-style="none" fo:font-weight="normal" officeooo:rsid="002378aa" officeooo:paragraph-rsid="002378aa"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41002" officeooo:paragraph-rsid="00241002"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58a09" officeooo:paragraph-rsid="00258a09"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258a09" officeooo:paragraph-rsid="00286a54"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271e98" officeooo:paragraph-rsid="00271e98"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27d5b4" officeooo:paragraph-rsid="0027d5b4"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286a54" officeooo:paragraph-rsid="00286a54"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286a54" officeooo:paragraph-rsid="0029c4df"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286a54" officeooo:paragraph-rsid="002c543d"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2e46ed" officeooo:paragraph-rsid="002e46ed"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1bb348" officeooo:paragraph-rsid="001bb348"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1ee16b" officeooo:paragraph-rsid="001ee16b"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2072c9" officeooo:paragraph-rsid="002072c9"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21d529" officeooo:paragraph-rsid="0021d529" style:font-style-asian="normal" style:font-weight-asian="normal" style:font-style-complex="normal" style:font-weight-complex="normal"/>
    </style:style>
    <style:style style:name="P37" style:family="paragraph" style:parent-style-name="Standard">
      <style:text-properties fo:font-style="normal" officeooo:rsid="001bb348" officeooo:paragraph-rsid="001bb348"/>
    </style:style>
    <style:style style:name="P38" style:family="paragraph" style:parent-style-name="Standard">
      <style:text-properties fo:font-style="normal" officeooo:rsid="001bb348" officeooo:paragraph-rsid="001c4ae2"/>
    </style:style>
    <style:style style:name="P39" style:family="paragraph" style:parent-style-name="Standard">
      <style:text-properties fo:font-style="normal" fo:font-weight="bold" officeooo:rsid="001bb348" officeooo:paragraph-rsid="001ee16b" style:font-weight-asian="bold" style:font-weight-complex="bold"/>
    </style:style>
    <style:style style:name="P40" style:family="paragraph" style:parent-style-name="Standard">
      <style:text-properties fo:font-style="normal" fo:font-weight="normal" officeooo:rsid="001ee16b" officeooo:paragraph-rsid="001ee16b" style:font-weight-asian="normal" style:font-weight-complex="normal"/>
    </style:style>
    <style:style style:name="P41" style:family="paragraph" style:parent-style-name="Standard">
      <style:text-properties fo:font-style="normal" fo:font-weight="normal" officeooo:rsid="002072c9" officeooo:paragraph-rsid="002072c9" style:font-weight-asian="normal" style:font-weight-complex="normal"/>
    </style:style>
    <style:style style:name="P42" style:family="paragraph" style:parent-style-name="Standard">
      <style:text-properties fo:font-style="normal" fo:font-weight="normal" officeooo:rsid="002378aa" officeooo:paragraph-rsid="002378aa" style:font-weight-asian="normal" style:font-weight-complex="normal"/>
    </style:style>
    <style:style style:name="P43" style:family="paragraph" style:parent-style-name="Standard">
      <style:text-properties fo:font-style="normal" officeooo:rsid="001c4ae2" officeooo:paragraph-rsid="001c4ae2"/>
    </style:style>
    <style:style style:name="P44" style:family="paragraph" style:parent-style-name="Standard">
      <style:text-properties fo:font-style="normal" style:text-underline-style="solid" style:text-underline-width="auto" style:text-underline-color="font-color" fo:font-weight="normal" officeooo:rsid="0027d5b4" officeooo:paragraph-rsid="0027d5b4" style:font-style-asian="normal" style:font-weight-asian="normal" style:font-style-complex="normal" style:font-weight-complex="normal"/>
    </style:style>
    <style:style style:name="P45" style:family="paragraph" style:parent-style-name="Standard">
      <style:text-properties fo:font-style="normal" style:text-underline-style="solid" style:text-underline-width="auto" style:text-underline-color="font-color" fo:font-weight="bold" officeooo:rsid="002378aa" officeooo:paragraph-rsid="00258a09" style:font-style-asian="normal" style:font-weight-asian="bold" style:font-style-complex="normal" style:font-weight-complex="bold"/>
    </style:style>
    <style:style style:name="P46" style:family="paragraph" style:parent-style-name="Standard">
      <style:text-properties fo:font-weight="bold" officeooo:rsid="001809c1" officeooo:paragraph-rsid="001809c1" style:font-weight-asian="bold" style:font-weight-complex="bold"/>
    </style:style>
    <style:style style:name="P47" style:family="paragraph" style:parent-style-name="Standard">
      <style:text-properties officeooo:rsid="001c4ae2" officeooo:paragraph-rsid="001c4ae2"/>
    </style:style>
    <style:style style:name="P48" style:family="paragraph" style:parent-style-name="Text_20_body">
      <style:text-properties fo:font-style="normal" style:text-underline-style="none" fo:font-weight="normal" officeooo:rsid="0027d5b4" style:font-style-asian="normal" style:font-weight-asian="normal" style:font-style-complex="normal" style:font-weight-complex="normal"/>
    </style:style>
    <style:style style:name="P49" style:family="paragraph" style:parent-style-name="Text_20_body">
      <style:text-properties fo:font-style="normal" style:text-underline-style="none" fo:font-weight="normal" officeooo:rsid="0027d5b4" officeooo:paragraph-rsid="002b0e9d"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029c4df" officeooo:paragraph-rsid="0029c4df" style:font-style-asian="normal" style:font-weight-asian="normal" style:font-style-complex="normal" style:font-weight-complex="normal"/>
    </style:style>
    <style:style style:name="P51" style:family="paragraph" style:parent-style-name="Standard">
      <style:text-properties fo:font-weight="normal" officeooo:rsid="0033c0aa" officeooo:paragraph-rsid="0033c0aa" style:font-weight-asian="normal" style:font-weight-complex="normal"/>
    </style:style>
    <style:style style:name="P52" style:family="paragraph" style:parent-style-name="Standard">
      <style:text-properties officeooo:paragraph-rsid="002e46ed"/>
    </style:style>
    <style:style style:name="P53" style:family="paragraph" style:parent-style-name="Standard">
      <style:text-properties officeooo:rsid="0033c0aa" officeooo:paragraph-rsid="0033c0aa"/>
    </style:style>
    <style:style style:name="P54" style:family="paragraph" style:parent-style-name="Standard">
      <style:paragraph-properties fo:margin-top="0cm" fo:margin-bottom="0.265cm" loext:contextual-spacing="false" fo:orphans="2" fo:widows="2"/>
      <style:text-properties style:text-underline-style="none" fo:font-weight="normal" officeooo:rsid="0045c7e5" officeooo:paragraph-rsid="0045c7e5" style:font-weight-asian="normal" style:font-weight-complex="normal"/>
    </style:style>
    <style:style style:name="P55" style:family="paragraph" style:parent-style-name="Standard">
      <style:paragraph-properties fo:margin-top="0cm" fo:margin-bottom="0.265cm" loext:contextual-spacing="false" fo:orphans="2" fo:widows="2"/>
      <style:text-properties fo:color="#eeffff" style:font-name="Droid Sans Mono" fo:font-size="10.5pt" style:text-underline-style="none" fo:font-weight="normal" officeooo:rsid="0045c7e5" officeooo:paragraph-rsid="0045c7e5" fo:background-color="#212121" style:font-weight-asian="normal" style:font-weight-complex="normal"/>
    </style:style>
    <style:style style:name="P56" style:family="paragraph" style:parent-style-name="Text_20_body">
      <style:paragraph-properties fo:margin-top="0cm" fo:margin-bottom="0.265cm" loext:contextual-spacing="false" fo:orphans="2" fo:widows="2"/>
    </style:style>
    <style:style style:name="P57" style:family="paragraph" style:parent-style-name="Text_20_body">
      <style:paragraph-properties fo:margin-top="0cm" fo:margin-bottom="0.265cm" loext:contextual-spacing="false" fo:orphans="2" fo:widows="2"/>
      <style:text-properties officeooo:paragraph-rsid="00391f2d"/>
    </style:style>
    <style:style style:name="P58" style:family="paragraph" style:parent-style-name="Text_20_body">
      <style:paragraph-properties fo:margin-top="0cm" fo:margin-bottom="0.265cm" loext:contextual-spacing="false" fo:orphans="2" fo:widows="2"/>
      <style:text-properties officeooo:rsid="0035a7b2" officeooo:paragraph-rsid="0035a7b2"/>
    </style:style>
    <style:style style:name="P59" style:family="paragraph" style:parent-style-name="Text_20_body">
      <style:paragraph-properties fo:margin-top="0cm" fo:margin-bottom="0.265cm" loext:contextual-spacing="false" fo:orphans="2" fo:widows="2"/>
      <style:text-properties fo:font-weight="bold" officeooo:rsid="0035a7b2" officeooo:paragraph-rsid="0035a7b2" style:font-weight-asian="bold" style:font-weight-complex="bold"/>
    </style:style>
    <style:style style:name="P60" style:family="paragraph" style:parent-style-name="Text_20_body">
      <style:paragraph-properties fo:margin-top="0cm" fo:margin-bottom="0.265cm" loext:contextual-spacing="false" fo:orphans="2" fo:widows="2"/>
      <style:text-properties fo:font-weight="bold" officeooo:rsid="003a8390" officeooo:paragraph-rsid="003a8390" style:font-weight-asian="bold" style:font-weight-complex="bold"/>
    </style:style>
    <style:style style:name="P61" style:family="paragraph" style:parent-style-name="Text_20_body">
      <style:paragraph-properties fo:margin-top="0cm" fo:margin-bottom="0.265cm" loext:contextual-spacing="false" fo:orphans="2" fo:widows="2"/>
      <style:text-properties fo:font-weight="normal" officeooo:rsid="0035a7b2" officeooo:paragraph-rsid="0035a7b2" style:font-weight-asian="normal" style:font-weight-complex="normal"/>
    </style:style>
    <style:style style:name="P62" style:family="paragraph" style:parent-style-name="Text_20_body">
      <style:paragraph-properties fo:margin-top="0cm" fo:margin-bottom="0.265cm" loext:contextual-spacing="false" fo:orphans="2" fo:widows="2"/>
      <style:text-properties fo:font-weight="normal" officeooo:rsid="0035a7b2" officeooo:paragraph-rsid="00377ad1" style:font-weight-asian="normal" style:font-weight-complex="normal"/>
    </style:style>
    <style:style style:name="P63" style:family="paragraph" style:parent-style-name="Text_20_body">
      <style:paragraph-properties fo:margin-top="0cm" fo:margin-bottom="0.265cm" loext:contextual-spacing="false" fo:orphans="2" fo:widows="2"/>
      <style:text-properties fo:font-weight="normal" officeooo:paragraph-rsid="00391f2d" style:font-weight-asian="normal" style:font-weight-complex="normal"/>
    </style:style>
    <style:style style:name="P64" style:family="paragraph" style:parent-style-name="Text_20_body">
      <style:paragraph-properties fo:margin-top="0cm" fo:margin-bottom="0.265cm" loext:contextual-spacing="false" fo:orphans="2" fo:widows="2"/>
      <style:text-properties fo:font-weight="normal" officeooo:rsid="003a8390" officeooo:paragraph-rsid="003a8390" style:font-weight-asian="normal" style:font-weight-complex="normal"/>
    </style:style>
    <style:style style:name="P65" style:family="paragraph" style:parent-style-name="Text_20_body">
      <style:paragraph-properties fo:margin-top="0cm" fo:margin-bottom="0.265cm" loext:contextual-spacing="false" fo:orphans="2" fo:widows="2"/>
      <style:text-properties fo:font-weight="normal" officeooo:rsid="003a8390" officeooo:paragraph-rsid="003bbdf4" style:font-weight-asian="normal" style:font-weight-complex="normal"/>
    </style:style>
    <style:style style:name="P66" style:family="paragraph" style:parent-style-name="Text_20_body">
      <style:paragraph-properties fo:margin-top="0cm" fo:margin-bottom="0.265cm" loext:contextual-spacing="false" fo:orphans="2" fo:widows="2"/>
      <style:text-properties fo:font-weight="normal" officeooo:rsid="003cccd4" officeooo:paragraph-rsid="003cccd4" style:font-weight-asian="normal" style:font-weight-complex="normal"/>
    </style:style>
    <style:style style:name="P67" style:family="paragraph" style:parent-style-name="Text_20_body">
      <style:paragraph-properties fo:margin-top="0cm" fo:margin-bottom="0.265cm" loext:contextual-spacing="false" fo:orphans="2" fo:widows="2"/>
      <style:text-properties fo:font-weight="normal" officeooo:rsid="003e6b73" officeooo:paragraph-rsid="003e6b73" style:font-weight-asian="normal" style:font-weight-complex="normal"/>
    </style:style>
    <style:style style:name="P68" style:family="paragraph" style:parent-style-name="Text_20_body">
      <style:paragraph-properties fo:margin-top="0cm" fo:margin-bottom="0.265cm" loext:contextual-spacing="false" fo:orphans="2" fo:widows="2"/>
      <style:text-properties fo:font-weight="normal" officeooo:paragraph-rsid="0035a7b2"/>
    </style:style>
    <style:style style:name="P69" style:family="paragraph" style:parent-style-name="Text_20_body">
      <style:paragraph-properties fo:margin-top="0cm" fo:margin-bottom="0.265cm" loext:contextual-spacing="false" fo:orphans="2" fo:widows="2"/>
      <style:text-properties style:text-underline-style="none" fo:font-weight="normal" officeooo:rsid="00411357" officeooo:paragraph-rsid="00411357" style:font-weight-asian="normal" style:font-weight-complex="normal"/>
    </style:style>
    <style:style style:name="P70" style:family="paragraph" style:parent-style-name="Text_20_body">
      <style:paragraph-properties fo:margin-top="0cm" fo:margin-bottom="0.265cm" loext:contextual-spacing="false" fo:orphans="2" fo:widows="2"/>
      <style:text-properties style:text-underline-style="none" fo:font-weight="normal" officeooo:rsid="0045c7e5" officeooo:paragraph-rsid="0045c7e5" style:font-weight-asian="normal" style:font-weight-complex="normal"/>
    </style:style>
    <style:style style:name="P71" style:family="paragraph" style:parent-style-name="Text_20_body">
      <style:paragraph-properties fo:margin-top="0cm" fo:margin-bottom="0.265cm" loext:contextual-spacing="false" fo:orphans="2" fo:widows="2"/>
      <style:text-properties style:text-underline-style="none" fo:font-weight="bold" officeooo:rsid="00411357" officeooo:paragraph-rsid="00411357" style:font-weight-asian="bold" style:font-weight-complex="bold"/>
    </style:style>
    <style:style style:name="P72" style:family="paragraph" style:parent-style-name="Text_20_body">
      <style:paragraph-properties fo:margin-top="0cm" fo:margin-bottom="0.265cm" loext:contextual-spacing="false" fo:orphans="2" fo:widows="2" fo:break-before="column"/>
      <style:text-properties fo:font-weight="normal" officeooo:rsid="003a8390" officeooo:paragraph-rsid="003a8390" style:font-weight-asian="normal" style:font-weight-complex="normal"/>
    </style:style>
    <style:style style:name="P73" style:family="paragraph" style:parent-style-name="Preformatted_20_Text">
      <style:text-properties fo:font-weight="normal" officeooo:rsid="0033c0aa" officeooo:paragraph-rsid="0033c0aa" style:font-weight-asian="normal" style:font-weight-complex="normal"/>
    </style:style>
    <style:style style:name="P74" style:family="paragraph" style:parent-style-name="Preformatted_20_Text">
      <style:text-properties fo:font-variant="normal" fo:text-transform="none" fo:color="#333333" style:font-name="Menlo" fo:font-size="9.75pt" fo:letter-spacing="normal" fo:font-style="normal" fo:font-weight="normal" officeooo:rsid="0033c0aa" officeooo:paragraph-rsid="0033c0aa" style:font-weight-asian="normal" style:font-weight-complex="normal"/>
    </style:style>
    <style:style style:name="T1" style:family="text">
      <style:text-properties officeooo:rsid="00189add"/>
    </style:style>
    <style:style style:name="T2" style:family="text">
      <style:text-properties fo:font-style="italic" style:font-style-asian="italic" style:font-style-complex="italic"/>
    </style:style>
    <style:style style:name="T3" style:family="text">
      <style:text-properties fo:font-style="italic" officeooo:rsid="00189add" style:font-style-asian="italic" style:font-style-complex="italic"/>
    </style:style>
    <style:style style:name="T4" style:family="text">
      <style:text-properties fo:font-style="italic" officeooo:rsid="00377ad1" style:font-style-asian="italic" style:font-style-complex="italic"/>
    </style:style>
    <style:style style:name="T5" style:family="text">
      <style:text-properties fo:font-style="italic" officeooo:rsid="00391f2d"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1c4ae2" style:font-style-asian="italic" style:font-style-complex="italic"/>
    </style:style>
    <style:style style:name="T8" style:family="text">
      <style:text-properties fo:font-style="italic" style:text-underline-style="none"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89add"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2e46ed" style:font-style-asian="normal" style:font-weight-asian="normal" style:font-style-complex="normal" style:font-weight-complex="normal"/>
    </style:style>
    <style:style style:name="T14" style:family="text">
      <style:text-properties fo:font-style="normal" style:text-underline-style="none" fo:font-weight="normal" officeooo:rsid="0033c0aa" style:font-style-asian="normal" style:font-weight-asian="normal" style:font-style-complex="normal" style:font-weight-complex="normal"/>
    </style:style>
    <style:style style:name="T15" style:family="text">
      <style:text-properties style:text-underline-style="none"/>
    </style:style>
    <style:style style:name="T16" style:family="text">
      <style:text-properties style:text-underline-style="none" style:font-style-asian="normal" style:font-style-complex="normal"/>
    </style:style>
    <style:style style:name="T17" style:family="text">
      <style:text-properties style:text-underline-style="none" officeooo:rsid="001c4ae2" style:font-style-asian="normal" style:font-style-complex="normal"/>
    </style:style>
    <style:style style:name="T18" style:family="text">
      <style:text-properties style:text-underline-style="none" officeooo:rsid="001ee16b" style:font-style-asian="normal" style:font-style-complex="normal"/>
    </style:style>
    <style:style style:name="T19" style:family="text">
      <style:text-properties style:text-underline-style="none" officeooo:rsid="002072c9" style:font-style-asian="normal" style:font-style-complex="normal"/>
    </style:style>
    <style:style style:name="T20" style:family="text">
      <style:text-properties style:text-underline-style="none" officeooo:rsid="0021d529" style:font-style-asian="normal" style:font-style-complex="normal"/>
    </style:style>
    <style:style style:name="T21" style:family="text">
      <style:text-properties officeooo:rsid="0019d8b2"/>
    </style:style>
    <style:style style:name="T22" style:family="text">
      <style:text-properties officeooo:rsid="001c4ae2"/>
    </style:style>
    <style:style style:name="T23" style:family="text">
      <style:text-properties officeooo:rsid="001ee16b"/>
    </style:style>
    <style:style style:name="T24" style:family="text">
      <style:text-properties fo:font-weight="bold" officeooo:rsid="002d1cdf" style:font-weight-asian="bold" style:font-weight-complex="bold"/>
    </style:style>
    <style:style style:name="T25" style:family="text">
      <style:text-properties fo:font-weight="bold" officeooo:rsid="003bbdf4" style:font-weight-asian="bold" style:font-weight-complex="bold"/>
    </style:style>
    <style:style style:name="T26" style:family="text">
      <style:text-properties fo:font-weight="bold" officeooo:rsid="003cccd4" style:font-weight-asian="bold" style:font-weight-complex="bold"/>
    </style:style>
    <style:style style:name="T27" style:family="text">
      <style:text-properties fo:font-weight="bold" officeooo:rsid="00391f2d" style:font-weight-asian="normal" style:font-weight-complex="normal"/>
    </style:style>
    <style:style style:name="T28" style:family="text">
      <style:text-properties fo:font-weight="bold" officeooo:rsid="00377ad1" style:font-weight-asian="normal" style:font-weight-complex="normal"/>
    </style:style>
    <style:style style:name="T29" style:family="text">
      <style:text-properties fo:font-weight="bold" officeooo:rsid="00391f2d"/>
    </style:style>
    <style:style style:name="T30" style:family="text">
      <style:text-properties fo:font-weight="bold" officeooo:rsid="00377ad1"/>
    </style:style>
    <style:style style:name="T31" style:family="text">
      <style:text-properties officeooo:rsid="00241002"/>
    </style:style>
    <style:style style:name="T32" style:family="text">
      <style:text-properties officeooo:rsid="00258a09"/>
    </style:style>
    <style:style style:name="T33" style:family="text">
      <style:text-properties officeooo:rsid="0029c4df"/>
    </style:style>
    <style:style style:name="T34" style:family="text">
      <style:text-properties officeooo:rsid="002b0e9d"/>
    </style:style>
    <style:style style:name="T35" style:family="text">
      <style:text-properties officeooo:rsid="002c543d"/>
    </style:style>
    <style:style style:name="T36" style:family="text">
      <style:text-properties fo:font-variant="normal" fo:text-transform="none" fo:color="#333333" style:font-name="Menlo" fo:font-size="9.75pt" fo:letter-spacing="normal" fo:font-style="normal" style:text-underline-style="none" fo:font-weight="bold" style:font-style-asian="normal" style:font-style-complex="normal"/>
    </style:style>
    <style:style style:name="T37" style:family="text">
      <style:text-properties fo:font-weight="normal" style:font-weight-asian="normal" style:font-weight-complex="normal"/>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47afd1"/>
    </style:style>
    <style:style style:name="T40" style:family="text">
      <style:text-properties officeooo:rsid="00377ad1"/>
    </style:style>
    <style:style style:name="T41" style:family="text">
      <style:text-properties officeooo:rsid="0035a7b2" style:font-weight-asian="normal" style:font-weight-complex="normal"/>
    </style:style>
    <style:style style:name="T42" style:family="text">
      <style:text-properties officeooo:rsid="00391f2d" style:font-weight-asian="normal" style:font-weight-complex="normal"/>
    </style:style>
    <style:style style:name="T43" style:family="text">
      <style:text-properties officeooo:rsid="00391f2d"/>
    </style:style>
    <style:style style:name="T44" style:family="text">
      <style:text-properties officeooo:rsid="003cccd4"/>
    </style:style>
    <style:style style:name="T45" style:family="text">
      <style:text-properties officeooo:rsid="004007a4"/>
    </style:style>
    <style:style style:name="T46" style:family="text">
      <style:text-properties officeooo:rsid="0043610d"/>
    </style:style>
    <style:style style:name="T47" style:family="text">
      <style:text-properties officeooo:rsid="0045c7e5"/>
    </style:style>
    <style:style style:name="T48" style:family="text">
      <style:text-properties fo:color="#c792ea"/>
    </style:style>
    <style:style style:name="T49" style:family="text">
      <style:text-properties fo:color="#eeffff" style:font-name="Droid Sans Mono" fo:font-size="10.5pt" fo:background-color="#212121" loext:char-shading-value="0"/>
    </style:style>
    <style:style style:name="T50" style:family="text">
      <style:text-properties fo:color="#89ddff"/>
    </style:style>
    <style:style style:name="T51" style:family="text">
      <style:text-properties fo:color="#89ddff" style:font-name="Droid Sans Mono" fo:font-size="10.5pt" fo:background-color="#212121" loext:char-shading-value="0"/>
    </style:style>
    <style:style style:name="T52" style:family="text">
      <style:text-properties fo:color="#ffcb6b"/>
    </style:style>
    <style:style style:name="T53" style:family="text">
      <style:text-properties fo:color="#f07178"/>
    </style:style>
    <style:style style:name="T54" style:family="text">
      <style:text-properties fo:color="#f07178" style:font-name="Droid Sans Mono" fo:font-size="10.5pt" fo:background-color="#212121" loext:char-shading-value="0"/>
    </style:style>
    <style:style style:name="T55" style:family="text">
      <style:text-properties fo:color="#c3e88d"/>
    </style:style>
    <style:style style:name="T56" style:family="text">
      <style:text-properties fo:color="#c3e88d" style:font-name="Droid Sans Mono" fo:font-size="10.5pt" fo:background-color="#212121" loext:char-shading-value="0"/>
    </style:style>
    <style:style style:name="T57" style:family="text">
      <style:text-properties officeooo:rsid="0047afd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Petición de JSON a servidor:</text:p>
      <text:p text:style-name="P1"/>
      <text:p text:style-name="P1">Se logra a través de la clase “HttpClient” importada desde “HttpClientModule”</text:p>
      <text:p text:style-name="P1"/>
      <text:p text:style-name="P1">1- Importar el modulo HttpClientModule en AppModule.</text:p>
      <text:p text:style-name="P4">2-Importar la clase HttpClient <text:span text:style-name="T23">en el componente o servicio donde se utilizará</text:span>.</text:p>
      <text:p text:style-name="P1"><text:span text:style-name="T1">3</text:span>- Definir atributo donde se guardaran los datos que llegaran por la petición.</text:p>
      <text:p text:style-name="P1"><text:span text:style-name="T1">4</text:span>- Definir la propiedad inyectable <text:span text:style-name="T1">(_http)</text:span> en el constructor .</text:p>
      <text:p text:style-name="P1"><text:tab/><text:span text:style-name="T22">constructor(private _http: HttpClient){}</text:span></text:p>
      <text:p text:style-name="P1"><text:span text:style-name="T1">5</text:span>- La propiedad definida se utilizará para realizar la petición al servidor.</text:p>
      <text:p text:style-name="P2"><text:tab/>_<text:span text:style-name="T1">http.</text:span><text:span text:style-name="T3">method(‘url’).</text:span><text:span text:style-name="T10">subscribe(</text:span></text:p>
      <text:p text:style-name="P7"><text:tab/>(result) =&gt; {</text:p>
      <text:p text:style-name="P6"><text:span text:style-name="T1"><text:tab/><text:tab/>this.</text:span><text:span text:style-name="T3">var</text:span><text:span text:style-name="T1"> = result</text:span></text:p>
      <text:p text:style-name="P7"><text:tab/>},</text:p>
      <text:p text:style-name="P7"><text:tab/>(error) =&gt; {</text:p>
      <text:p text:style-name="P5"><text:span text:style-name="T1"><text:tab/><text:tab/></text:span><text:span text:style-name="T3">executes funct.</text:span></text:p>
      <text:p text:style-name="P7"><text:tab/>);</text:p>
      <text:p text:style-name="P5"/>
      <text:p text:style-name="P11">-<text:span text:style-name="T21">Router: Definición de rutas</text:span></text:p>
      <text:p text:style-name="P7"/>
      <text:p text:style-name="P8">Según la ruta especificada se obtendrá una vista diferente.</text:p>
      <text:p text:style-name="P8"/>
      <text:p text:style-name="P9">1-Al crear el proyecto, permitir el routing. Si el proyecto ya está creado, crear el archivo app-routing.module.ts</text:p>
      <text:p text:style-name="P9">2-Verificar estructura del archivo (imports, exports, etc)</text:p>
      <text:p text:style-name="P9">3-En la constante routes (array) definir las rutas y los componentes que serán cargados en cada ruta. Ejm:</text:p>
      <text:p text:style-name="P37"><text:span text:style-name="T16"><text:tab/>{path: ‘</text:span><text:span text:style-name="T6">route1’</text:span><text:span text:style-name="T8">, </text:span><text:span text:style-name="T16">component: TestComponent}</text:span></text:p>
      <text:p text:style-name="P9">4- Se deben haber importado los componentes que serán cargados en cada ruta al archivo app-routing.module.ts</text:p>
      <text:p text:style-name="P9">5-Importar el modulo de routing al componente principal</text:p>
      <text:p text:style-name="P9">6-Los elementos HTML que carguen dichos links deberán tener establecido el atributo routerLink, Ejm:</text:p>
      <text:p text:style-name="P37"><text:span text:style-name="T16"><text:tab/>&lt;a routerLink=”/</text:span><text:span text:style-name="T6">route1</text:span><text:span text:style-name="T16">”&gt;Test Route&lt;/a&gt;</text:span></text:p>
      <text:p text:style-name="P9">7-Cargar el elemento &lt;router-outler&gt;&lt;/router-outlet&gt; el cuál se encargará de cargar la vista del componente requerido en cada ruta.</text:p>
      <text:p text:style-name="P9"/>
      <text:p text:style-name="P18">-Servicios: Concepto y creación</text:p>
      <text:p text:style-name="P18"/>
      <text:p text:style-name="P33">Se encargan de realizar todos las funciones y métodos relacionados al acceso de datos (peticiones y envío de datos)</text:p>
      <text:p text:style-name="P33"/>
      <text:p text:style-name="P9">1-Creación del servicio</text:p>
      <text:p text:style-name="P37"><text:span text:style-name="T16"><text:tab/></text:span><text:span text:style-name="T6">ng new generate service testService</text:span></text:p>
      <text:p text:style-name="P37"><text:span text:style-name="T16">2-</text:span><text:span text:style-name="T17">En este ejemplo, el servicio tendrá los datos y los enviará a través de funciones establecidas en su clase:</text:span></text:p>
      <text:p text:style-name="P10"><text:tab/>returnFunct (){</text:p>
      <text:p text:style-name="P38"><text:span text:style-name="T17"><text:tab/><text:tab/></text:span><text:span text:style-name="T7">return</text:span><text:span text:style-name="T17"> [</text:span><text:span text:style-name="T7">exampleArray</text:span><text:span text:style-name="T17">]<text:tab/></text:span></text:p>
      <text:p text:style-name="P10"><text:tab/>}</text:p>
      <text:p text:style-name="P43"><text:span text:style-name="T17">D</text:span><text:span text:style-name="T16">e ésta manera la función returnFunct establecida en el servicio, retornará un array de elementos.</text:span></text:p>
      <text:p text:style-name="P10"><text:soft-page-break/>3-El consumo del servicio se hará directamente desde un componente.</text:p>
      <text:p text:style-name="P10">4-Importar el servicio al componente en donde se utilizará</text:p>
      <text:p text:style-name="P10">5-Establecer la variable inyectable en el constructor (Inyección del servicio)</text:p>
      <text:p text:style-name="P47"><text:span text:style-name="T9"><text:tab/>constructor(private _</text:span><text:span text:style-name="T6">testService</text:span><text:span text:style-name="T9">: TestService){}</text:span></text:p>
      <text:p text:style-name="P10">6-Acceder a su método para obtner la información</text:p>
      <text:p text:style-name="P10"><text:tab/>testVar = this._testService.returnFunct();</text:p>
      <text:p text:style-name="P10">De ésta manera la variables testVar guardará los elementos que retorna el método returnFunct establecido en el servicio. </text:p>
      <text:p text:style-name="P10"/>
      <text:p text:style-name="P39"><text:span text:style-name="T16">-Servicios: </text:span><text:span text:style-name="T18">Recuperación de datos de un servicio WEB</text:span></text:p>
      <text:p text:style-name="P19"/>
      <text:p text:style-name="P3">1- Importar el modulo HttpClientModule en AppModule.</text:p>
      <text:p text:style-name="P34">2-Importar la clase HttpClient en el componente o servicio donde se utilizará.</text:p>
      <text:p text:style-name="P40"><text:span text:style-name="T16">3-</text:span><text:span text:style-name="T19">Inyectar el servicio en el constructor del servicio o del constructor</text:span></text:p>
      <text:p text:style-name="P35">4-Si se hace la petición desde un servicio</text:p>
      <text:p text:style-name="P41"><text:span text:style-name="T16"><text:tab/>this._http.get(‘</text:span><text:span text:style-name="T6">url</text:span><text:span text:style-name="T16">’);</text:span></text:p>
      <text:p text:style-name="P35">Enviar la información al componente a través de un método y una vez en el componente asignar el valor a la variable requerida a través del .subscribe, atrapando el resultado o el error.</text:p>
      <text:p text:style-name="P35">5-Si se hace la petición desde un componente</text:p>
      <text:p text:style-name="P41"><text:span text:style-name="T16"><text:tab/>this._http.get(‘</text:span><text:span text:style-name="T6">url</text:span><text:span text:style-name="T16">’),subscribe(</text:span></text:p>
      <text:p text:style-name="P35"><text:tab/><text:tab/>result =&gt; {}, error =&gt; {}</text:p>
      <text:p text:style-name="P35"><text:tab/>)</text:p>
      <text:p text:style-name="P35">Y guardar el resultado en la variable que se necesite</text:p>
      <text:p text:style-name="P19"/>
      <text:p text:style-name="P39"><text:span text:style-name="T18">-</text:span><text:span text:style-name="T20">PIPES</text:span></text:p>
      <text:p text:style-name="P20"/>
      <text:p text:style-name="P36">Tuberias o filtros que se llaman en la vista (HTML) tienen por objetivo transformar un dato a mostrar para mejorar la experiencia del usuario.</text:p>
      <text:p text:style-name="P36"/>
      <text:p text:style-name="P36">Ejemplos: </text:p>
      <text:p text:style-name="P36"/>
      <text:p text:style-name="P36">{{ string | uppercase }}<text:tab/><text:tab/>{{ string | lowercase }}<text:tab/><text:tab/>{{ string | currency: ‘$’ }}<text:tab/></text:p>
      <text:p text:style-name="P36">Minúsculas<text:tab/><text:tab/><text:tab/><text:tab/>Mayúsculas<text:tab/><text:tab/><text:tab/><text:tab/>Mostrar importe monetario</text:p>
      <text:p text:style-name="P36"/>
      <text:p text:style-name="P36">{{ string | slice:1:6 }}<text:tab/><text:tab/><text:tab/>{{ string | json }}<text:tab/><text:tab/><text:tab/>{{ string | date:’d/M/y’ }}</text:p>
      <text:p text:style-name="P36">Mostrar indices indicados del ob.<text:tab/>Ver contenido de var en JSON<text:tab/>Formatear fecha</text:p>
      <text:p text:style-name="P36"/>
      <text:p text:style-name="P21">-PIPES: Creación</text:p>
      <text:p text:style-name="P21"/>
      <text:p text:style-name="P23">1-Crear una carperta dónde se guardarán las pipes</text:p>
      <text:p text:style-name="P23">2-Ejecutar el comando</text:p>
      <text:p text:style-name="P42"><text:span text:style-name="T16"><text:tab/>ng g pipe </text:span><text:span text:style-name="T6">testpipe</text:span></text:p>
      <text:p text:style-name="P23">3-Importar las pipes al AppModule</text:p>
      <text:p text:style-name="P23">4-El método transform en el pipe es el que se ejecuta cada vez que se llama el pipe en la vista, éste recibe un primer parámetro obligatorio que es ‘value’ y puede ser de cualquier tipo, y un segundo parámetro opcional</text:p>
      <text:p text:style-name="P23"/>
      <text:p text:style-name="P23"/>
      <text:p text:style-name="P23"/>
      <text:p text:style-name="P12"><text:soft-page-break/>-TypeScript</text:p>
      <text:p text:style-name="P12"/>
      <text:p text:style-name="P24">TypeScript es un superconjunto de JavaScript que compila a JavaScript. Cada vez que se compila angular ‘ng serve -o’ se compilan todos los archivos .ts en archivos .js Esto debido a que los navegadores solo pueden interpretar archivos js y no ts.</text:p>
      <text:p text:style-name="P24"/>
      <text:p text:style-name="P24">Ventajas:</text:p>
      <text:p text:style-name="P24">-Facilita el desarrollo de aplicaciones complejas.</text:p>
      <text:p text:style-name="P24">-Agrega la posibilidad de definir tipos de datos a cada variable. Esto permite identificar problemas al momento de la compilación y hace el programa más legible, por eso el origen del nombre del lenguay ‘Type’.</text:p>
      <text:p text:style-name="P24"/>
      <text:p text:style-name="P24">-Definición de sintaxis más claras en la declaración de clases y sus propiedades.</text:p>
      <text:p text:style-name="P24">-Definición de herencia de clases e implementación de interfaces.</text:p>
      <text:p text:style-name="P24">-Definición de propiedades privadas, publicas y protegidas.</text:p>
      <text:p text:style-name="P24">-Captura de errores cuando se compila. </text:p>
      <text:p text:style-name="P23"/>
      <text:p text:style-name="P13">-<text:span text:style-name="T31">TypeScript: Tipado estático</text:span></text:p>
      <text:p text:style-name="P13"/>
      <text:p text:style-name="P24">Los lenguajes con tipado estático permiten detectar errores de asignación en tiempo <text:s/>de desarrollo.</text:p>
      <text:p text:style-name="P24">JavaScript es un lenguaje de programación que usa un tipado dinámico, luego la comprobación de tipificación se realiza durante su ejecución en vez de durante la compilación.</text:p>
      <text:p text:style-name="P24"/>
      <text:p text:style-name="P24">Tipos de datos soportados:</text:p>
      <text:p text:style-name="P24"><text:tab/>-Number</text:p>
      <text:p text:style-name="P24"><text:tab/>-String</text:p>
      <text:p text:style-name="P24"><text:tab/>-Boolean</text:p>
      <text:p text:style-name="P24"><text:tab/>-Arrays con el mismo tipo ( number[] <text:span text:style-name="T32">o Array&lt;number&gt;</text:span>)</text:p>
      <text:p text:style-name="P24"><text:tab/>-<text:span text:style-name="T32">enum permite almacenar datos de cualquier tipo asignado entre paréntesis ()</text:span></text:p>
      <text:p text:style-name="P24"><text:tab/>-<text:span text:style-name="T32">any permite almacenar cualquier tipo de dato. Se debe tratar de evitar al máximo debido a que</text:span></text:p>
      <text:p text:style-name="P24"><text:tab/><text:tab/><text:span text:style-name="T32">el compilador no podrá notificar sobre los errores</text:span></text:p>
      <text:p text:style-name="P25">Parámetros de métodos:</text:p>
      <text:p text:style-name="P25">Cuándo se definen funciones o métodos también se debe definir el tipo de dato que acepta y que devuelve. Ejm</text:p>
      <text:p text:style-name="P25"><text:tab/>suma(num1: number, num2: number): number{</text:p>
      <text:p text:style-name="P25"><text:tab/><text:tab/>return num1 + num2;</text:p>
      <text:p text:style-name="P25"><text:tab/>}</text:p>
      <text:p text:style-name="P25">Si la función no retorna ningún valor se utiliza el tipo void.</text:p>
      <text:p text:style-name="P25"/>
      <text:p text:style-name="P25">Variable de tipo unión:</text:p>
      <text:p text:style-name="P25">TypeScript permite definir variables que almacenen dos o más tipos de datos. Puede almacenar un único valor en un determinado momento, pero dicho valor puede variar entre los tipos indicados en la definición:</text:p>
      <text:p text:style-name="P25"><text:tab/>let edad: string | number</text:p>
      <text:p text:style-name="P25"/>
      <text:p text:style-name="P14"/>
      <text:p text:style-name="P14"/>
      <text:p text:style-name="P14"/>
      <text:p text:style-name="P14"/>
      <text:p text:style-name="P14"><text:soft-page-break/>-<text:span text:style-name="T31">TypeScript: Clases</text:span></text:p>
      <text:p text:style-name="P45"/>
      <text:p text:style-name="P27">Sintaxis básica:</text:p>
      <text:p text:style-name="P27"/>
      <text:p text:style-name="P27">class Persona {</text:p>
      <text:p text:style-name="P27"><text:s text:c="2"/>nombre: string;</text:p>
      <text:p text:style-name="P27"><text:s text:c="2"/>edad: number;</text:p>
      <text:p text:style-name="P27"/>
      <text:p text:style-name="P27"><text:s text:c="2"/>constructor(nombre:string, edad:number) {</text:p>
      <text:p text:style-name="P27"><text:s text:c="4"/>this.nombre = nombre;</text:p>
      <text:p text:style-name="P27"><text:s text:c="4"/>this.edad = edad;</text:p>
      <text:p text:style-name="P27"><text:s text:c="2"/>}</text:p>
      <text:p text:style-name="P27"/>
      <text:p text:style-name="P27"><text:s text:c="2"/>imprimir() {</text:p>
      <text:p text:style-name="P27"><text:s text:c="4"/>console.log(`Nombre: ${this.nombre} y edad:${this.edad}`);</text:p>
      <text:p text:style-name="P27"><text:s text:c="2"/>}</text:p>
      <text:p text:style-name="P27">}</text:p>
      <text:p text:style-name="P27"/>
      <text:p text:style-name="P27">let persona1: Persona;</text:p>
      <text:p text:style-name="P27">persona1 = new Persona('Juan', 45);</text:p>
      <text:p text:style-name="P27">persona1.imprimir();</text:p>
      <text:p text:style-name="P27"/>
      <text:p text:style-name="P27">Los atributos se definen fuera de los métodos, para acceder a ellos dentro de los métodos se antepone la palabra this.</text:p>
      <text:p text:style-name="P27">El constructor es el primer método que se ejecuta al instanciar el objeto.</text:p>
      <text:p text:style-name="P27"/>
      <text:p text:style-name="P27">Modificadores de acceso:</text:p>
      <text:p text:style-name="P27">Si no se establece el valor del modificador, se asume public. Public, private, protected</text:p>
      <text:p text:style-name="P27"/>
      <text:p text:style-name="P27">Constructor:</text:p>
      <text:p text:style-name="P27"/>
      <text:p text:style-name="P27">Sintaxis</text:p>
      <text:p text:style-name="P27"/>
      <text:p text:style-name="P27"><text:tab/>class Persona {</text:p>
      <text:p text:style-name="P27"/>
      <text:p text:style-name="P27"><text:s text:c="2"/><text:tab/><text:tab/>constructor(public nombre:string, public edad:number) { }</text:p>
      <text:p text:style-name="P27"/>
      <text:p text:style-name="P27"><text:s text:c="2"/><text:tab/><text:tab/>imprimir() {</text:p>
      <text:p text:style-name="P27"><text:s text:c="4"/><text:tab/><text:tab/><text:tab/>console.log(`Nombre: ${this.nombre} y edad:${this.edad}`);</text:p>
      <text:p text:style-name="P27"><text:s text:c="2"/><text:tab/><text:tab/><text:tab/>}</text:p>
      <text:p text:style-name="P27"><text:tab/>}</text:p>
      <text:p text:style-name="P27"/>
      <text:p text:style-name="P27"/>
      <text:p text:style-name="P27"/>
      <text:p text:style-name="P27"/>
      <text:p text:style-name="P27"/>
      <text:p text:style-name="P27"/>
      <text:p text:style-name="P27"/>
      <text:p text:style-name="P27"/>
      <text:p text:style-name="P27"><text:soft-page-break/>Modificador readonly:</text:p>
      <text:p text:style-name="P27"/>
      <text:p text:style-name="P27">Disponemos además de los modificadores 'private' y 'public' uno llamado 'readonly'. Mediante este modificador el valor de la propiedad solo puede ser cargado en el constructor o al momento de definirlo y luego no puede ser modificado ni desde un método de la clase o fuera de la clase.</text:p>
      <text:p text:style-name="P27"/>
      <text:p text:style-name="P27">class Articulo {</text:p>
      <text:p text:style-name="P27"><text:s text:c="2"/>readonly codigo: number;</text:p>
      <text:p text:style-name="P27"><text:s text:c="2"/>descripcion: string;</text:p>
      <text:p text:style-name="P27"><text:s text:c="2"/>precio: number;</text:p>
      <text:p text:style-name="P27"/>
      <text:p text:style-name="P27"><text:s text:c="2"/>constructor(codigo:number, descripcion:string, precio:number) {</text:p>
      <text:p text:style-name="P27"><text:s text:c="4"/>this.codigo=codigo;</text:p>
      <text:p text:style-name="P27"><text:s text:c="4"/>this.descripcion=descripcion;</text:p>
      <text:p text:style-name="P27"><text:s text:c="4"/>this.precio=precio;</text:p>
      <text:p text:style-name="P27"><text:s text:c="2"/>}</text:p>
      <text:p text:style-name="P27"/>
      <text:p text:style-name="P27"><text:s text:c="2"/>imprimir() {</text:p>
      <text:p text:style-name="P27"><text:s text:c="4"/>console.log(`Código:${this.codigo} Descripción:${this.descripcion} Precio:${this.precio}`);</text:p>
      <text:p text:style-name="P27"><text:s text:c="2"/>}</text:p>
      <text:p text:style-name="P27">}</text:p>
      <text:p text:style-name="P27"/>
      <text:p text:style-name="P28">-Sintaxis abreviada del constructor:</text:p>
      <text:p text:style-name="P28"/>
      <text:p text:style-name="P28">class Articulo {</text:p>
      <text:p text:style-name="P28"/>
      <text:p text:style-name="P28"><text:s text:c="2"/>constructor(readonly codigo:number, public descripcion:string, public precio:number) { }</text:p>
      <text:p text:style-name="P44"/>
      <text:p text:style-name="P28">}</text:p>
      <text:p text:style-name="P28"/>
      <text:p text:style-name="P28">-Propiedades estáticas</text:p>
      <text:p text:style-name="P28"/>
      <text:p text:style-name="P28">Las propiedades estáticas pertenecen a la clase y no a las instancias de la clase. Se las define antecediendo el modificador 'static'.</text:p>
      <text:p text:style-name="P28"/>
      <text:p text:style-name="P28">Una propiedad estática requiere el modificador 'static' previo a su nombre:</text:p>
      <text:p text:style-name="P28"><text:tab/>static <text:span text:style-name="T2">test: </text:span>number = <text:span text:style-name="T2">0</text:span>;</text:p>
      <text:p text:style-name="P28">Para acceder a dichas propiedades debemos anteceder el nombre de la clase y no la palabra clave 'this':</text:p>
      <text:p text:style-name="P28"><text:tab/>TestClass.test++; en lugar de of this.test++;</text:p>
      <text:p text:style-name="P28"/>
      <text:p text:style-name="P28">No importan cuantos objetos de la clase se definan luego todos esos objetos comparten la misma variable estática:</text:p>
      <text:p text:style-name="P28"/>
      <text:p text:style-name="P28"><text:tab/>TestClass.test++;</text:p>
      <text:p text:style-name="P28"><text:tab/>TestClass2.test++;</text:p>
      <text:p text:style-name="P28"><text:tab/>TestClass3.test++</text:p>
      <text:p text:style-name="P28"/>
      <text:p text:style-name="P28"/>
      <text:p text:style-name="P28"/>
      <text:p text:style-name="P28"><text:soft-page-break/>-Métodos estáticos</text:p>
      <text:p text:style-name="P28"/>
      <text:p text:style-name="P28">Igual que las propiedades estáticas los métodos estáticos se los accede por el nombre de la clase. Este tipo de métodos solo pueden acceder a propiedades estáticas.</text:p>
      <text:p text:style-name="P28">Debemos anteceder la palabra clave static al nombre del método.</text:p>
      <text:p text:style-name="P28">Cuando llamamos a un método debemos anteceder también el nombre de la clase, no hace falta definir una instancia u objeto de la clase:</text:p>
      <text:p text:style-name="P28"/>
      <text:p text:style-name="P28"><text:tab/>let x1=Matematica.aleatorio(1,10);</text:p>
      <text:p text:style-name="P28"/>
      <text:p text:style-name="P15">-TypeScript: Funciones y métodos</text:p>
      <text:p text:style-name="P15"/>
      <text:p text:style-name="P29">Se puede establecer el tipo de parámetros recibidos por la función y el tipo de valor que ésta retorna o especificar si no retorna un valor, ejm:</text:p>
      <text:p text:style-name="P29"><text:tab/></text:p>
      <text:p text:style-name="P29"><text:tab/><text:span text:style-name="T32">suma(num1: number, num2: number): number{</text:span></text:p>
      <text:p text:style-name="P26"><text:tab/><text:tab/>return num1 + num2;</text:p>
      <text:p text:style-name="P26"><text:tab/>}</text:p>
      <text:p text:style-name="P26"/>
      <text:p text:style-name="P29">o : void si no retorna ningún valor.</text:p>
      <text:p text:style-name="P29"/>
      <text:p text:style-name="P29">-Funciones anónimas: </text:p>
      <text:p text:style-name="P29"/>
      <text:p text:style-name="P29">Una función anónima no especifica un nombre. Son semejantes a JavaScript con la salvedad de la definición de tipos para los parámetros.</text:p>
      <text:p text:style-name="P29"/>
      <text:p text:style-name="P29">-Parámetros opcionales:</text:p>
      <text:p text:style-name="P29"/>
      <text:p text:style-name="P29">En TypeScript debemos agregar el caracter '?' al nombre del parámetro para indicar que el mismo puede o no llegar un dato:</text:p>
      <text:p text:style-name="P29"/>
      <text:p text:style-name="P29"><text:tab/>function sumar(valor1:number, valor2:number, valor3?:number):number {}</text:p>
      <text:p text:style-name="P29"/>
      <text:p text:style-name="P29">-Parámetros por defecto:</text:p>
      <text:p text:style-name="P29"/>
      <text:p text:style-name="P29">Esta característica de TypeScript nos permite asignar un valor por defecto a un parámetro para los casos en que la llamada a la misma no se le envíe:</text:p>
      <text:p text:style-name="P29"/>
      <text:p text:style-name="P29"><text:tab/>function sumar(valor1:number, valor2:number, valor3:number=0):number {}</text:p>
      <text:p text:style-name="P29"/>
      <text:p text:style-name="P29"/>
      <text:p text:style-name="P29"/>
      <text:p text:style-name="P29"/>
      <text:p text:style-name="P29"/>
      <text:p text:style-name="P29"/>
      <text:p text:style-name="P29"/>
      <text:p text:style-name="P29"/>
      <text:p text:style-name="P29"/>
      <text:p text:style-name="P29"/>
      <text:p text:style-name="P29"><text:soft-page-break/>-Parámetros Rest:</text:p>
      <text:p text:style-name="P29"/>
      <text:p text:style-name="P29">Otra característica de TypeScript es la posibilidad de pasar una lista indefinida de valores y que los reciba un vector.</text:p>
      <text:p text:style-name="P29">El concepto de parámetro Rest se logra antecediendo tres puntos al nombre del parámetro:</text:p>
      <text:p text:style-name="P29"/>
      <text:p text:style-name="P29">function sumar(...valores:number[]) {</text:p>
      <text:p text:style-name="P29"><text:s text:c="2"/>let suma=0;</text:p>
      <text:p text:style-name="P29"><text:s text:c="2"/>for(let x=0;x&lt;valores.length;x++)</text:p>
      <text:p text:style-name="P29"><text:s text:c="4"/>suma+=valores[x];</text:p>
      <text:p text:style-name="P29"><text:s text:c="2"/>return suma;</text:p>
      <text:p text:style-name="P29">}</text:p>
      <text:p text:style-name="P48"/>
      <text:p text:style-name="P48">El parámetro 'valores' se le anteceden los tres puntos seguidos e indicamos que se trata de un vector de tipo 'number'. Cuando llamamos a la función le pasamos una lista de valores enteros que luego la función los empaqueta en el vector:</text:p>
      <text:p text:style-name="P48">Los parámetros Rest no pueden tener valores por defecto.</text:p>
      <text:p text:style-name="P48">-<text:span text:style-name="T33">Operador Spread</text:span></text:p>
      <text:p text:style-name="P48">El operador Spread permite descomponer una estructura de datos en elementos individuales. Es la operación inversa de los parámetros Rest. La sintaxis se aplica anteponiendo al nombre de la variable tres puntos:</text:p>
      <text:p text:style-name="P48">function sumar(valor1:number, valor2:number, valor3:number):number {</text:p>
      <text:p text:style-name="P48"><text:s text:c="2"/>return valor1+valor2+valor3;</text:p>
      <text:p text:style-name="P48">}</text:p>
      <text:p text:style-name="P48">const vec:number[]=[10,20,30];</text:p>
      <text:p text:style-name="P48">const s=sumar(...vec);</text:p>
      <text:p text:style-name="P48">console.log(s);</text:p>
      <text:p text:style-name="P48"/>
      <text:p text:style-name="P48">-<text:span text:style-name="T33">Funciones callback</text:span></text:p>
      <text:p text:style-name="P48">Una función callback es una función que se pasa a otra función como parámetro y dentro de la misma es llamada.</text:p>
      <text:p text:style-name="P48">function operar(valor1: number, valor2: number, func: (x: number, y:number)=&gt;number <text:span text:style-name="T33">{}</text:span>): number {<text:span text:style-name="T33">}</text:span></text:p>
      <text:p text:style-name="P50">-Parámetros de tipo unión</text:p>
      <text:p text:style-name="P50">Al igual que con los tipos de datos, con los parámetros también se puede establecer una unión</text:p>
      <text:p text:style-name="P50">function sumar(valor1: number | string, valor2: number | string ): number | string <text:s/>{}</text:p>
      <text:p text:style-name="P50"/>
      <text:p text:style-name="P16"><text:soft-page-break/>-TypeScript: <text:span text:style-name="T33">Herencia</text:span></text:p>
      <text:p text:style-name="P16"/>
      <text:p text:style-name="P30">La herencia significa que se pueden crear nuevas clases partiendo de clases existentes, que tendrá todas los atributos y los métodos de su 'superclase' o 'clase padre' y además se le podrán añadir otros atributos y métodos propios.</text:p>
      <text:p text:style-name="P30"/>
      <text:p text:style-name="P30">Mediante la palabra clave extends indicamos el nombre de la clase padre. Una clase puede heredar de una sola clase</text:p>
      <text:p text:style-name="P30">La subclase puede acceder a las propiedades de la clase padre si los mismos se definieron en forma public o protected.</text:p>
      <text:p text:style-name="P30">Con el modificador protected permitimos que la subclase pueda acceder a los atributos de la clase padre pero luego donde definamos un objeto de esta clase no los pueda acceder y permanezcan encapsulados. <text:span text:style-name="T34">Esto es, se define desde el constructor, una vez definido el atributo no se podrá modificar su valor tratando de acceder a la propiedad.</text:span></text:p>
      <text:p text:style-name="P30"/>
      <text:p text:style-name="P30">-<text:span text:style-name="T33">Clases abstractas</text:span></text:p>
      <text:p text:style-name="P48"/>
      <text:p text:style-name="P48">En algunas situaciones tenemos métodos y propiedades comunes a un conjunto de clases, podemos agrupar dichos métodos y propiedades en una clase abstracta.</text:p>
      <text:p text:style-name="P48">Hay una sintaxis especial en TypeScript para indicar que una clase es abstracta.</text:p>
      <text:p text:style-name="P49">No se pueden definir objetos de una clase abstracta y seguramente será heredada por otras clases de las que si podremos definir objetos.</text:p>
      <text:p text:style-name="P49"/>
      <text:p text:style-name="P17">-TypeScript: <text:span text:style-name="T35">Interfaces</text:span></text:p>
      <text:p text:style-name="P17"/>
      <text:p text:style-name="P31">Una interface declara una serie de métodos y propiedades que deben ser implementados luego por una o más clases.</text:p>
      <text:p text:style-name="P31">Las interfaces vienen a suplir la imposibilidad de herencia múltiple.</text:p>
      <text:p text:style-name="P31">Por ejemplo podemos tener dos clases que representen un avión y un helicóptero. Luego plantear una interface con un método llamado volar. Las dos clases pueden implementar dicha interface y codificar el método volar (los algoritmos seguramente sean distintos pero el comportamiento de volar es común tanto a un avión como un helicóptero)</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span text:style-name="T24">TypeScript: Clases genéricas</text:span></text:p>
      <text:p text:style-name="P22"/>
      <text:p text:style-name="P31">Se utilizan mucho para la administración de colecciones de datos (pilas, colas, listas etc.)</text:p>
      <text:p text:style-name="P32">Sintaxis ejemplo:</text:p>
      <text:p text:style-name="P32"/>
      <text:p text:style-name="P32">class PilaGenerica&lt;T&gt;{</text:p>
      <text:p text:style-name="P32"><text:s text:c="2"/>private vec:T[]=[];</text:p>
      <text:p text:style-name="P32"/>
      <text:p text:style-name="P32"><text:s text:c="2"/>insertar(x: T) {</text:p>
      <text:p text:style-name="P32"><text:s text:c="6"/>this.vec.push(x);</text:p>
      <text:p text:style-name="P32"><text:s text:c="2"/>}</text:p>
      <text:p text:style-name="P32"/>
      <text:p text:style-name="P32"><text:s text:c="2"/>extraer() {</text:p>
      <text:p text:style-name="P32"><text:s text:c="5"/>if (this.vec.length&gt;0)</text:p>
      <text:p text:style-name="P32"><text:s text:c="7"/>return this.vec.pop();</text:p>
      <text:p text:style-name="P32"><text:s text:c="5"/>else</text:p>
      <text:p text:style-name="P32"><text:s text:c="7"/>return null; </text:p>
      <text:p text:style-name="P32"><text:s text:c="2"/>}</text:p>
      <text:p text:style-name="P32">}</text:p>
      <text:p text:style-name="P52"><text:span text:style-name="T13">El parámetro &lt;T&gt; puede luego tomar el valor deseado (number, string, boolean) o incluso otra clase, class pilaGenérica&lt;ClassTest&gt; y emplear los métodos definidos en la clase genéric</text:span><text:span text:style-name="T14">a.</text:span></text:p>
      <text:p text:style-name="P52"><text:span text:style-name="T14"/></text:p>
      <text:p text:style-name="P53"><text:span text:style-name="T12">-</text:span><text:span text:style-name="T11">Angular CLI</text:span></text:p>
      <text:p text:style-name="P53"><text:span text:style-name="T11"/></text:p>
      <text:p text:style-name="P51"><text:span text:style-name="T9">Podemos especificar el prefijo a los selectores generados mediante el parámetro –prefix:</text:span></text:p>
      <text:p text:style-name="P51"><text:span text:style-name="T9"/></text:p>
      <text:p text:style-name="P74"><text:span text:style-name="T16">ng new proyecto017 --prefix ele</text:span></text:p>
      <text:p text:style-name="P51"><text:span text:style-name="T9"/></text:p>
      <text:p text:style-name="P73"><text:span text:style-name="Strong_20_Emphasis"><text:span text:style-name="T36">selector: 'ele-root',</text:span></text:span></text:p>
      <text:p text:style-name="P51"><text:span text:style-name="T9"/></text:p>
      <text:p text:style-name="P51">Luego si creamos una componente dentro del proyecto también se respetará el prefijo definido en la creación del proyecto.</text:p>
      <text:p text:style-name="P51"/>
      <text:p text:style-name="P51">Podemos inclusive evitar que se creen tanto el archivo *.css y *.html indicando ambos parámetros al crear la componente.</text:p>
      <text:p text:style-name="P51"/>
      <text:p text:style-name="P74">ng new proyecto017 --inline-style --inline-template</text:p>
      <text:p text:style-name="P56"/>
      <text:p text:style-name="P58">Útil si el componente no requiere complejidad, los estilos y la plantilla se pueden definir en el archivo .ts</text:p>
      <text:p text:style-name="P58"><text:span text:style-name="T15"/></text:p>
      <text:p text:style-name="P58">Otro parámetro más que podemos utilizar cuando vamos a crear un proyecto es --dry-run (alias: -d)</text:p>
      <text:p text:style-name="P58"/>
      <text:p text:style-name="P58">Mediante esta opción Angular CLI nos informa que archivos se crearán (no los crea) y a partir de estos datos poder tomar la decisión de crear o no el proyecto.</text:p>
      <text:p text:style-name="P59"><text:soft-page-break/>-<text:span text:style-name="T40">Comando ng generate:</text:span></text:p>
      <text:p text:style-name="P61">Mediante el comando 'generate' de la herramienta Angular CLI podemos crear:</text:p>
      <text:p text:style-name="P61">-component: <text:span text:style-name="T40">Generar componente. --module, permite crear el componente en un modulo determinado</text:span></text:p>
      <text:p text:style-name="P61"><text:tab/>--force (alias: -f) Forzar la sobrescritura de los archivos existentes (se borra la componente <text:tab/>anterior que tiene el mismo nombre)</text:p>
      <text:p text:style-name="P61">-service: Se crea una clase <text:span text:style-name="T4">Test</text:span>Service y se inyecta a nivel de 'root'.</text:p>
      <text:p text:style-name="P61">-module: Se crea la carpeta '<text:span text:style-name="T4">test</text:span>' y dentro de ella el archivo '<text:span text:style-name="T4">test</text:span>.module.ts'. <text:span text:style-name="T40">Soporta el comando –routing.</text:span></text:p>
      <text:p text:style-name="P61">-pipe: Se genera el archivo '<text:span text:style-name="T4">test</text:span>.pipe.ts'. </text:p>
      <text:p text:style-name="P61">-class: Se crea el archivo '<text:span text:style-name="T4">test</text:span><text:span text:style-name="T2">.ts</text:span>'. <text:span text:style-name="T40">class Test</text:span></text:p>
      <text:p text:style-name="P62">-interface: Se crea el archivo '<text:span text:style-name="T4">test</text:span><text:span text:style-name="T2">.ts</text:span>'. <text:span text:style-name="T40">interface Test</text:span></text:p>
      <text:p text:style-name="P61">-enum:<text:tab/>Se crea el archivo '<text:span text:style-name="T5">test</text:span>.enum.ts'. <text:span text:style-name="T43">enum Test</text:span></text:p>
      <text:p text:style-name="P68"><text:span text:style-name="T42">Otros comandos: </text:span><text:span text:style-name="T41">-directive, -application, -library, -universal, -guar</text:span><text:span text:style-name="T42">d.</text:span></text:p>
      <text:p text:style-name="P57"><text:span text:style-name="T27">-</text:span><text:span text:style-name="T28">Comando ng </text:span><text:span text:style-name="T27">serve:</text:span></text:p>
      <text:p text:style-name="P63"><text:span text:style-name="T43">Por defecto el servidor web local que crea Angular CLI se ejecuta en el puerto 4200, si necesitamos que el servidor web se ejecute en otro puerto podemos indicarlo con la opción --port en el momento de iniciarlo.</text:span></text:p>
      <text:p text:style-name="P63">ng serve -o --port 4444</text:p>
      <text:p text:style-name="P63">--<text:span text:style-name="T43">watch: Por defecto cada vez que modificamos nuestro proyecto y grabamos los cambios el resultado se actualiza en el navegador en forma automática. En algunas situaciones si queremos que no se actualice debemos utilizar la opción 'watch' pasando el valor false:</text:span></text:p>
      <text:p text:style-name="P63">ng serve -o -watch false</text:p>
      <text:p text:style-name="P63">--<text:span text:style-name="T43">prod: Ejecuta la aplicación con todas las optimizaciones que se hacen cuando se genera el código de producción</text:span></text:p>
      <text:p text:style-name="P63"><text:span text:style-name="T29">-</text:span><text:span text:style-name="T30">Comando ng </text:span><text:span text:style-name="T29">update:</text:span></text:p>
      <text:p text:style-name="P63">El proyecto de Angular tiene un camino de desarrollo con actualizaciones semestrales. En febrero de 2020 la última versión estable es la 9.</text:p>
      <text:p text:style-name="P63"/>
      <text:p text:style-name="P63">Angular CLI provee un comando que nos permite actualizar nuestro proyecto a la última versión estable de Angular. Debemos ejecutar el comando 'update' en la carpeta donde se encuentra el proyecto a migrar.</text:p>
      <text:p text:style-name="P63"/>
      <text:p text:style-name="P63"><text:soft-page-break/>Podemos ejecutar este comando primero con la opción 'dry-run' para tener una idea de los cambios que se producirán y si nos conviene en nuestro caso:</text:p>
      <text:p text:style-name="P63">ng update --dry-run</text:p>
      <text:p text:style-name="P63"/>
      <text:p text:style-name="P60">INSTALACIÓN BOOTSTRAP</text:p>
      <text:p text:style-name="P60">-Mediante CDN</text:p>
      <text:p text:style-name="P65">La forma más sencilla es utilizar un CDN donde se encuentre localizado los archivos *.css y *.js del&lt;div class="container"&gt;</text:p>
      <text:p text:style-name="P65"><text:s text:c="2"/>&lt;div class="jumbotron"&gt;</text:p>
      <text:p text:style-name="P65"><text:s text:c="4"/>&lt;h1&gt;Angular con Bootstrap&lt;/h1&gt;</text:p>
      <text:p text:style-name="P65"><text:s text:c="4"/>&lt;p&gt;Bootstrap 4 es un framework de CSS que nos facilita y estandariza el desarrollo de sitios web.&lt;br&gt;</text:p>
      <text:p text:style-name="P65"><text:s text:c="6"/>Se ha implementado pensando que se adapte tanto a las pantallas de equipos de</text:p>
      <text:p text:style-name="P65"><text:s text:c="6"/>escritorio como a móviles y tablets.&lt;/p&gt;</text:p>
      <text:p text:style-name="P65"><text:s text:c="4"/>&lt;p&gt;Bootstrap 4 ha sido desarrollada y es mantenida por la empresa Twitter y la ha liberado como un producto Open</text:p>
      <text:p text:style-name="P65"><text:s text:c="6"/>Source.&lt;/p&gt;</text:p>
      <text:p text:style-name="P65"/>
      <text:p text:style-name="P65"><text:s text:c="4"/>&lt;button type="button" class="btn btn-primary" data-toggle="modal" data-target="#dialogo1"&gt;Información&lt;/button&gt;</text:p>
      <text:p text:style-name="P65"/>
      <text:p text:style-name="P65"><text:s text:c="4"/>&lt;div class="modal fade" id="dialogo1"&gt;</text:p>
      <text:p text:style-name="P65"><text:s text:c="6"/>&lt;div class="modal-dialog"&gt;</text:p>
      <text:p text:style-name="P65"><text:s text:c="8"/>&lt;div class="modal-content"&gt;</text:p>
      <text:p text:style-name="P65"><text:s text:c="10"/>&lt;div class="modal-header"&gt;</text:p>
      <text:p text:style-name="P65"><text:s text:c="12"/>&lt;h4 class="modal-title"&gt;Información&lt;/h4&gt;</text:p>
      <text:p text:style-name="P65"><text:s text:c="12"/>&lt;button type="button" class="close" data-dismiss="modal"&gt;X&lt;/button&gt;</text:p>
      <text:p text:style-name="P65"><text:s text:c="10"/>&lt;/div&gt;</text:p>
      <text:p text:style-name="P65"><text:s text:c="10"/>&lt;!-- cuerpo del diálogo --&gt;</text:p>
      <text:p text:style-name="P65"><text:s text:c="10"/>&lt;div class="modal-body"&gt;</text:p>
      <text:p text:style-name="P65"><text:s text:c="12"/>&lt;a href="https://getbootstrap.com/"&gt;Ingresar al sitio oficial&lt;/a&gt;&lt;br&gt;</text:p>
      <text:p text:style-name="P65"><text:soft-page-break/><text:s text:c="12"/>&lt;a href="https://tutorialesprogramacionya.com/bootstrap4ya"&gt;Tutorial de Bootstrap&lt;/a&gt;</text:p>
      <text:p text:style-name="P65"><text:s text:c="10"/>&lt;/div&gt;</text:p>
      <text:p text:style-name="P65"><text:s text:c="10"/>&lt;!-- pie del diálogo --&gt;</text:p>
      <text:p text:style-name="P65"><text:s text:c="10"/>&lt;div class="modal-footer"&gt;</text:p>
      <text:p text:style-name="P65"><text:s text:c="12"/>&lt;button type="button" class="btn btn-secondary" data-dismiss="modal"&gt;Cerrar&lt;/button&gt;</text:p>
      <text:p text:style-name="P65"><text:s text:c="10"/>&lt;/div&gt;</text:p>
      <text:p text:style-name="P65"><text:s text:c="8"/>&lt;/div&gt;</text:p>
      <text:p text:style-name="P65"><text:s text:c="6"/>&lt;/div&gt;</text:p>
      <text:p text:style-name="P65"><text:s text:c="4"/>&lt;/div&gt;</text:p>
      <text:p text:style-name="P65"><text:s text:c="2"/>&lt;/div&gt; framework de Bootstrap y sus dependencias (JQuery y Popper).</text:p>
      <text:p text:style-name="P64">Debemos modificar el archivo 'index.html' disponiendo los enlaces a los archivos respectivos y con eso ya tenemos acceso al framework de Bootstrap en todo el proyecto:</text:p>
      <text:p text:style-name="P64">&lt;head&gt;</text:p>
      <text:p text:style-name="P64">&lt;link rel="stylesheet" href="<text:a xlink:type="simple" xlink:href="https://stackpath.bootstrapcdn.com/bootstrap/4.4.1/css/bootstrap.min.css" text:style-name="Internet_20_link" text:visited-style-name="Visited_20_Internet_20_Link">https://stackpath.bootstrapcdn.com/bootstrap/4.4.1/css/bootstrap.min.css</text:a>"&gt;</text:p>
      <text:p text:style-name="P64">&lt;/head&gt;</text:p>
      <text:p text:style-name="P64">&lt;body&gt;</text:p>
      <text:p text:style-name="P64">&lt;app-root&gt;&lt;/app-root&gt;</text:p>
      <text:p text:style-name="P64"><text:s text:c="2"/>&lt;script src="https://code.jquery.com/jquery-3.4.1.slim.min.js"&gt;&lt;/script&gt;</text:p>
      <text:p text:style-name="P64"><text:s text:c="2"/>&lt;script src="https://cdn.jsdelivr.net/npm/popper.js@1.16.0/dist/umd/popper.min.js"&gt;&lt;/script&gt;</text:p>
      <text:p text:style-name="P64"><text:s text:c="2"/>&lt;script src="https://stackpath.bootstrapcdn.com/bootstrap/4.4.1/js/bootstrap.min.js"&gt;&lt;/script&gt; <text:s/></text:p>
      <text:p text:style-name="P64">&lt;/body&gt;</text:p>
      <text:p text:style-name="P64">-<text:span text:style-name="T25">Implementacion localizado</text:span></text:p>
      <text:p text:style-name="P64">Si queremos tener los archivos de Bootstrap, JQuery y Popper en nuestro servidor y no en un CDN tenemos como primer alternativa descargarlos y copiar los archivos a la carpeta 'assets', luego tenemos los archivos en forma local. <text:span text:style-name="T44">Posteriormente cambiar las rutas en los links y scripts cargados en el ‘index.html’ e indicar la ubicación de los archivos.</text:span></text:p>
      <text:p text:style-name="P64"/>
      <text:p text:style-name="P64"/>
      <text:p text:style-name="P64"/>
      <text:p text:style-name="P64"/>
      <text:p text:style-name="P64"><text:soft-page-break/>-<text:span text:style-name="T26">A través de Node.js </text:span></text:p>
      <text:p text:style-name="P66">Desde la terminar instalar los paquetes:</text:p>
      <text:p text:style-name="P64"><text:span text:style-name="T44">npm install bootstrap --save</text:span></text:p>
      <text:p text:style-name="P64"><text:span text:style-name="T44">npm install jquery --save</text:span></text:p>
      <text:p text:style-name="P64"><text:span text:style-name="T44">npm install <text:s/>@popperjs/core –save</text:span></text:p>
      <text:p text:style-name="P72">La opción --save hace que npm incluya el paquete dentro de la sección de dependencies del archivo package.json en forma automática, lo que evita que tengamos que escribirlo en forma manual.</text:p>
      <text:p text:style-name="P66">Revisar que los archivos hayan sido referenciados en el package.json.</text:p>
      <text:p text:style-name="P66">Como último paso para poder utilizar Bootstrap en nuestro proyecto, debemos modificar el archivo 'angular.json' donde debemos especificar el path de los 4 archivos (en la propiedad 'build', en 'styles' indicamos el path donde se encuenta el archivo *.css y en 'script' los tres archivos respectivos, es importante el orden en que se importan los archivos Javascript) <text:span text:style-name="T45">Verificar que sea en “build”</text:span>:</text:p>
      <text:p text:style-name="P66">"styles": [</text:p>
      <text:p text:style-name="P66"><text:s text:c="14"/>"node_modules/bootstrap/dist/css/bootstrap.min.css", <text:s text:c="13"/></text:p>
      <text:p text:style-name="P66"><text:s text:c="14"/>"src/styles.css"</text:p>
      <text:p text:style-name="P66"><text:s text:c="12"/>],</text:p>
      <text:p text:style-name="P66"><text:s text:c="12"/>"scripts": [</text:p>
      <text:p text:style-name="P66"><text:s text:c="14"/>"node_modules/jquery/dist/jquery.min.js",</text:p>
      <text:p text:style-name="P66"><text:s text:c="14"/>"node_modules/@popperjs/core/dist/umd/popper.min.js",</text:p>
      <text:p text:style-name="P66"><text:s text:c="14"/>"node_modules/bootstrap/dist/js/bootstrap.min.js"</text:p>
      <text:p text:style-name="P66"><text:s text:c="12"/>]</text:p>
      <text:p text:style-name="P66"/>
      <text:p text:style-name="P67">kill port4200: sudo lsof -t -i tcp:4200 | xargs kill -9</text:p>
      <text:p text:style-name="P66">Con éste método no es necesario modificar nada en ‘index.html’.</text:p>
      <text:p text:style-name="P66"/>
      <text:p text:style-name="P71">Nota: <text:span text:style-name="T37">Al realizar las peticiones a las URL en los servicios tener en cuenta el orden y el tiempo de llegada de los datos, de tal manera que si se ejecuta el .subscribe desde el mismo servicio y éste posteriormente será llamado desde otro componente, no tendrá el tiempo para cargar los datos de la request y apareceran como ‘undefined’. Por tal razón, realizar sólo la petición a la Url desde el servicio y ejecutar el método .subscribe una vez los datos vayan a ser mostrados o cargados a una variable.</text:span></text:p>
      <text:p text:style-name="P71"><text:span text:style-name="T37">Object.keys(arr)<text:tab/>retorna el valor de los índices o el nombe de los keys de un objeto </text:span></text:p>
      <text:p text:style-name="P71"><text:soft-page-break/><text:span text:style-name="T37">objectKeys = Object.keys, permite utilizar la función posteriormente pasando el parámetro objectKeys(arr</text:span></text:p>
      <text:p text:style-name="P71"><text:span text:style-name="T37">-</text:span><text:span text:style-name="T46">Directivas Personalizadas</text:span></text:p>
      <text:p text:style-name="P69">Hemos dicho que una directiva de atributo cambia la apariencia o el comportamiento de un elemento HTML. Hay varias directivas que trae Angular por defecto. Ahora veremos que podemos crear nuestras propias directivas de atributo personalizadas y definir el algoritmo que se debe aplicar al elemento HTML que se le asigna.</text:p>
      <text:p text:style-name="P69">ng generate directive [nombre de la directiva]</text:p>
      <text:p text:style-name="P70">Modificar el archivo .directive.ts</text:p>
      <text:p text:style-name="P70">Importar ElementRef from @angular/core</text:p>
      <text:p text:style-name="P70">Inyectar una propiedad privada en el constructor del tipo ElementRef</text:p>
      <text:p text:style-name="P55"><text:span text:style-name="T48">private</text:span> _property<text:span text:style-name="T50">:</text:span> <text:span text:style-name="T52">ElementRef</text:span></text:p>
      <text:p text:style-name="P54">Establecer la logica de la directivas ejmp:</text:p>
      <text:p text:style-name="P54"><text:span text:style-name="T49">_highlight</text:span><text:span text:style-name="T51">.</text:span><text:span text:style-name="T49">nativeElement</text:span><text:span text:style-name="T51">.</text:span><text:span text:style-name="T49">style</text:span><text:span text:style-name="T51">.</text:span><text:span text:style-name="T49">background</text:span><text:span text:style-name="T54"> </text:span><text:span text:style-name="T51">=</text:span><text:span text:style-name="T54"> </text:span><text:span text:style-name="T51">'</text:span><text:span text:style-name="T56">yellow</text:span><text:span text:style-name="T51">';</text:span></text:p>
      <text:p text:style-name="P69">Podemos aplicar la directiva creada a cualquier otro elemento HTML <text:span text:style-name="T47">colocando en su etiqueta appHighlight, para este caso, nombre de la directiva</text:span></text:p>
      <text:p text:style-name="P71"><text:span text:style-name="T38">-</text:span><text:span text:style-name="T57">Directiva estructural personzalida</text:span></text:p>
      <text:p text:style-name="P71"/>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Lohit Devanagari1" svg:font-family="'Lohit Devanagari'"/>
    <style:font-face style:name="Menlo" svg:font-family="Menlo, Monaco, Consolas, 'Courier New', monospace"/>
    <style:font-face style:name="courier" svg:font-family="courier"/>
    <style:font-face style:name="sans-serif" svg:font-family="sans-serif, ari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0T12:07:01.380582983</meta:creation-date>
    <dc:date>2020-06-11T19:55:32.237273400</dc:date>
    <meta:editing-duration>PT4H26M15S</meta:editing-duration>
    <meta:editing-cycles>19</meta:editing-cycles>
    <meta:generator>LibreOffice/6.0.7.3$Linux_X86_64 LibreOffice_project/00m0$Build-3</meta:generator>
    <meta:document-statistic meta:table-count="0" meta:image-count="0" meta:object-count="0" meta:page-count="14" meta:paragraph-count="335" meta:word-count="3035" meta:character-count="21017" meta:non-whitespace-character-count="17782"/>
  </office:meta>
</office:document-meta>
</file>